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4.568cm"/>
    </style:style>
    <style:style style:name="co5" style:family="table-column">
      <style:table-column-properties fo:break-before="auto" style:column-width="2.039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2.969cm"/>
    </style:style>
    <style:style style:name="co9" style:family="table-column">
      <style:table-column-properties fo:break-before="auto" style:column-width="3.63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style:font-name="Arial" fo:font-size="9pt" style:font-size-asian="9pt" style:font-size-complex="9pt"/>
    </style:style>
    <style:style style:name="ce3" style:family="table-cell" style:parent-style-name="Default">
      <style:table-cell-properties fo:border="none"/>
      <style:text-properties style:font-name="Arial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ext-properties style:font-name="Arial" fo:font-size="9pt" style:font-size-asian="9pt" style:font-size-complex="9pt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ext-properties style:font-name="Arial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0.039cm double #000000" style:border-line-width-bottom="0.002cm 0.035cm 0.002cm" fo:border-left="none" fo:border-right="none" fo:border-top="0.018cm solid #000000"/>
      <style:text-properties style:font-name="Arial" fo:font-size="9pt" style:font-size-asian="9pt" style:font-size-complex="9pt"/>
    </style:style>
    <style:style style:name="ce9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" style:family="table-cell" style:parent-style-name="Default">
      <style:text-properties style:font-name="Arial" fo:font-weight="bold" style:font-weight-asian="bold" style:font-weight-complex="bold"/>
    </style:style>
    <style:style style:name="ce11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9pt" style:font-size-asian="9pt" style:font-size-complex="9pt"/>
    </style:style>
    <style:style style:name="ce15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18cm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table table:name="Accounts Receivab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HKMCI - Accounts Receivable</text:p>
          </table:table-cell>
          <table:table-cell table:style-name="ce5" table:number-columns-repeated="2"/>
          <table:table-cell table:style-name="ce5" office:value-type="string">
            <text:p><text:a xlink:href="relatorio://date_end">date_end</text:a></text:p>
          </table:table-cell>
          <table:table-cell table:style-name="ce5"/>
          <table:table-cell table:style-name="ce10" office:value-type="string">
            <text:p>Jan-11 ex-rate : MYR @2.53 <text:s/>SG @ 6.05 <text:s/>NT@0.2670</text:p>
          </table:table-cell>
          <table:table-cell table:style-name="ce5" table:number-columns-repeated="5"/>
        </table:table-row>
        <table:table-row table:style-name="ro2">
          <table:table-cell table:style-name="ce1" office:value-type="string">
            <text:p><text:a xlink:href="relatorio://for%20each='currency%20in%20currencys'">for each='currency in currencys'</text:a></text:p>
          </table:table-cell>
          <table:table-cell table:style-name="ce5" table:number-columns-repeated="4"/>
          <table:table-cell table:style-name="ce10"/>
          <table:table-cell table:style-name="ce5" table:number-columns-repeated="5"/>
        </table:table-row>
        <table:table-row table:style-name="ro1">
          <table:table-cell table:style-name="ce2" office:value-type="string">
            <text:p><text:a xlink:href="relatorio://if%20test='currency['in_invoices']'">if test='currency['in_invoices']'</text:a></text:p>
          </table:table-cell>
          <table:table-cell table:style-name="ce5" table:number-columns-repeated="4"/>
          <table:table-cell table:style-name="ce10"/>
          <table:table-cell table:style-name="ce5" table:number-columns-repeated="5"/>
        </table:table-row>
        <table:table-row table:style-name="ro1">
          <table:table-cell table:style-name="ce1"/>
          <table:table-cell table:style-name="ce5" table:number-columns-repeated="2"/>
          <table:table-cell table:style-name="ce7" office:value-type="string" table:number-columns-spanned="1" table:number-rows-spanned="2">
            <text:p>Total Amt (<text:a xlink:href="relatorio://currency.currency_name">currency</text:a>)</text:p>
          </table:table-cell>
          <table:table-cell table:style-name="ce9" office:value-type="string" table:number-columns-spanned="1" table:number-rows-spanned="2">
            <text:p>Current (<text:a xlink:href="relatorio://currency.currency_name">currency</text:a>)</text:p>
          </table:table-cell>
          <table:table-cell table:style-name="ce9" office:value-type="string" table:number-columns-spanned="1" table:number-rows-spanned="2">
            <text:p>1-3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31-6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61-9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&gt;90days</text:p>
            <text:p><text:s/>(<text:a xlink:href="relatorio://currency.currency_name">currency</text:a>)</text:p>
          </table:table-cell>
          <table:table-cell table:style-name="ce9" office:value-type="string" office:string-value="Remarks" table:number-columns-spanned="1" table:number-rows-spanned="2">
            <text:p>Remarks </text:p>
          </table:table-cell>
          <table:table-cell table:style-name="ce5"/>
        </table:table-row>
        <table:table-row table:style-name="ro1">
          <table:table-cell table:style-name="ce3" office:value-type="string">
            <text:p>DATA</text:p>
          </table:table-cell>
          <table:table-cell table:style-name="ce6" office:value-type="string">
            <text:p>Invoice No.</text:p>
          </table:table-cell>
          <table:table-cell table:style-name="ce6" office:value-type="string">
            <text:p>Company Name</text:p>
          </table:table-cell>
          <table:covered-table-cell table:number-columns-repeated="2" table:style-name="ce6"/>
          <table:covered-table-cell table:number-columns-repeated="2" table:style-name="ce11"/>
          <table:covered-table-cell table:number-columns-repeated="2" table:style-name="ce12"/>
          <table:covered-table-cell table:style-name="ce5" office:value-type="string">
            <text:p>(US$)</text:p>
          </table:covered-table-cell>
          <table:table-cell table:style-name="ce6" office:value-type="string">
            <text:p><text:s text:c="8"/>Project name</text:p>
          </table:table-cell>
        </table:table-row>
        <table:table-row table:style-name="ro1">
          <table:table-cell table:style-name="ce2" office:value-type="string">
            <text:p><text:a xlink:href="relatorio://for%20each='invoice%20in%20currency['in_invoices']'">for each='invoice in currency['in_invoices']'</text:a></text:p>
          </table:table-cell>
          <table:table-cell table:style-name="ce4" table:number-columns-repeated="10"/>
        </table:table-row>
        <table:table-row table:style-name="ro1">
          <table:table-cell table:style-name="ce4" office:value-type="string">
            <text:p><text:a xlink:href="relatorio://invoice.date_due%20or%20''">invoice.date_due</text:a></text:p>
          </table:table-cell>
          <table:table-cell table:style-name="ce4" office:value-type="string">
            <text:p><text:a xlink:href="relatorio://invoice.internal_number">invoice.internal_number</text:a></text:p>
          </table:table-cell>
          <table:table-cell table:style-name="ce4" office:value-type="string">
            <text:p><text:a xlink:href="relatorio://invoice.company_id.name">invoice.company_id.name</text:a></text:p>
          </table:table-cell>
          <table:table-cell table:style-name="ce4" office:value-type="string">
            <text:p><text:a xlink:href="relatorio://invoice.amount_total">invoice.amount_total</text:a></text:p>
          </table:table-cell>
          <table:table-cell table:style-name="ce4" office:value-type="string">
            <text:p><text:a xlink:href="relatorio://(current(invoice.amount_total,invoice.date_due))['current']">['current']</text:a></text:p>
          </table:table-cell>
          <table:table-cell table:style-name="ce4" office:value-type="string">
            <text:p><text:a xlink:href="relatorio://(current(invoice.amount_total,invoice.date_due))['1_30']">['1-30']</text:a></text:p>
          </table:table-cell>
          <table:table-cell table:style-name="ce4" office:value-type="string">
            <text:p><text:a xlink:href="relatorio://(current(invoice.amount_total,invoice.date_due))['31_60']">['31-60']</text:a></text:p>
          </table:table-cell>
          <table:table-cell table:style-name="ce4" office:value-type="string">
            <text:p><text:a xlink:href="relatorio://(current(invoice.amount_total,invoice.date_due))['61_90']">['61-90']</text:a></text:p>
          </table:table-cell>
          <table:table-cell table:style-name="ce4" office:value-type="string">
            <text:p><text:a xlink:href="relatorio://(current(invoice.amount_total,invoice.date_due))['90']">['&gt;90']</text:a></text:p>
          </table:table-cell>
          <table:table-cell table:style-name="ce4"/>
          <table:table-cell table:style-name="ce4" office:value-type="string">
            <text:p><text:a xlink:href="relatorio://invoice.comment%20or%20''">invoice.comment</text:a></text:p>
          </table:table-cell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style-name="ce4" table:number-columns-repeated="10"/>
        </table:table-row>
        <table:table-row table:style-name="ro1">
          <table:table-cell table:style-name="ce4" table:number-columns-repeated="2"/>
          <table:table-cell table:style-name="ce6" office:value-type="string">
            <text:p>Sub-Total in<text:span text:style-name="T1"> </text:span><text:span text:style-name="T1"><text:a xlink:href="relatorio://currency.currency_name">currency.currency_name</text:a></text:span></text:p>
          </table:table-cell>
          <table:table-cell table:style-name="ce8" office:value-type="string">
            <text:p><text:a xlink:href="relatorio://currency.out_invoice_amount_total">amount_total</text:a></text:p>
          </table:table-cell>
          <table:table-cell table:style-name="ce8" office:value-type="string">
            <text:p><text:a xlink:href="relatorio://currency.in_invoice_current_total%20or%20'-'">current_total</text:a></text:p>
          </table:table-cell>
          <table:table-cell table:style-name="ce8" office:value-type="string">
            <text:p><text:a xlink:href="relatorio://currency.in_invoice_1_30_total%20or%20'-'">1-30_total</text:a></text:p>
          </table:table-cell>
          <table:table-cell table:style-name="ce8" office:value-type="string">
            <text:p><text:a xlink:href="relatorio://currency.in_invoice_31_60_total%20or%20'-'">31-60_total</text:a></text:p>
          </table:table-cell>
          <table:table-cell table:style-name="ce8" office:value-type="string">
            <text:p><text:a xlink:href="relatorio://currency.in_invoice_61_90_total%20or%20'-'">61-90_total</text:a></text:p>
          </table:table-cell>
          <table:table-cell table:style-name="ce8" office:value-type="string">
            <text:p><text:a xlink:href="relatorio://currency.in_invoice_90_total%20or%20'-'">&gt;90_total</text:a>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>
            <text:p><text:a xlink:href="relatorio://if%20test='cmp(currency.currency_name,'HKD')'">if test=HKD</text:a></text:p>
          </table:table-cell>
          <table:table-cell table:style-name="ce4"/>
          <table:table-cell table:style-name="ce6"/>
          <table:table-cell table:style-name="ce2" table:number-columns-repeated="6"/>
          <table:table-cell table:style-name="ce4" table:number-columns-repeated="2"/>
        </table:table-row>
        <table:table-row table:style-name="ro1">
          <table:table-cell table:style-name="ce5"/>
          <table:table-cell table:style-name="ce4"/>
          <table:table-cell table:style-name="ce6" office:value-type="string">
            <text:p>Sub-Total in HKD</text:p>
          </table:table-cell>
          <table:table-cell table:style-name="ce8" office:value-type="string">
            <text:p><text:a xlink:href="relatorio://main_currency(currency.currency_name,'HKD',currency.in_invoice_amount_total)%20or%20''">HKD amount_total</text:a></text:p>
          </table:table-cell>
          <table:table-cell table:style-name="ce8" office:value-type="string">
            <text:p><text:a xlink:href="relatorio://main_currency(currency.currency_name,'HKD',currency.in_invoice_current_total)%20or%20'-'">HKD current_total</text:a></text:p>
          </table:table-cell>
          <table:table-cell table:style-name="ce8" office:value-type="string">
            <text:p><text:a xlink:href="relatorio://main_currency(currency.currency_name,'HKD',currency.in_invoice_1_30_total)%20or%20'-'">HKD 1_30_total</text:a></text:p>
          </table:table-cell>
          <table:table-cell table:style-name="ce8" office:value-type="string">
            <text:p><text:a xlink:href="relatorio://main_currency(currency.currency_name,'HKD',currency.in_invoice_31_60_total)%20or%20'-'">HKD 31_60_total</text:a></text:p>
          </table:table-cell>
          <table:table-cell table:style-name="ce8" office:value-type="string">
            <text:p><text:a xlink:href="relatorio://main_currency(currency.currency_name,'HKD',currency.in_invoice_61_90_total)%20or%20'-'">HKD 61_90_total</text:a></text:p>
          </table:table-cell>
          <table:table-cell table:style-name="ce8" office:value-type="string">
            <text:p><text:a xlink:href="relatorio://main_currency(currency.currency_name,'HKD',currency.in_invoice_90_total)%20or%20'-'">HKD 90_total</text:a>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4"/>
          <table:table-cell table:style-name="ce6"/>
          <table:table-cell table:style-name="ce2" table:number-columns-repeated="6"/>
          <table:table-cell table:style-name="ce4" table:number-columns-repeated="2"/>
        </table:table-row>
        <table:table-row table:style-name="ro1">
          <table:table-cell table:style-name="ce5" office:value-type="string">
            <text:p><text:a xlink:href="relatorio:///if">/if</text:a></text:p>
          </table:table-cell>
          <table:table-cell table:style-name="ce4" table:number-columns-repeated="10"/>
        </table:table-row>
        <table:table-row table:style-name="ro1">
          <table:table-cell table:style-name="ce4" office:value-type="string">
            <text:p><text:a xlink:href="relatorio:///if">/if</text:a></text:p>
          </table:table-cell>
          <table:table-cell table:style-name="ce4" table:number-columns-repeated="10"/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style-name="ce5" table:number-columns-repeated="10"/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ccounts Payable" table:style-name="ta1" table:print="false">
        <table:table-column table:style-name="co1" table:default-cell-style-name="ce5"/>
        <table:table-column table:style-name="co9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13" table:default-cell-style-name="ce5"/>
        <table:table-row table:style-name="ro1">
          <table:table-cell table:style-name="ce1" office:value-type="string">
            <text:p>HKMCI - Accounts Payable</text:p>
          </table:table-cell>
          <table:table-cell table:number-columns-repeated="2"/>
          <table:table-cell office:value-type="string">
            <text:p><text:a xlink:href="relatorio://date_end">date_end</text:a></text:p>
          </table:table-cell>
          <table:table-cell/>
          <table:table-cell table:style-name="ce10" office:value-type="string">
            <text:p>Jan-11 ex-rate : MYR @2.53 <text:s/>SG @ 6.05 <text:s/>NT@0.267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<text:a xlink:href="relatorio://for%20each='currency%20in%20currencys'">for each='currency in currencys'</text:a>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1">
          <table:table-cell table:style-name="ce2" office:value-type="string">
            <text:p><text:a xlink:href="relatorio://if%20test='currency['out_invoices']'">if test='currency['out_invoices']'</text:a>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7" office:value-type="string" table:number-columns-spanned="1" table:number-rows-spanned="2">
            <text:p>Total Amt (<text:a xlink:href="relatorio://currency.currency_name">currency</text:a>)</text:p>
          </table:table-cell>
          <table:table-cell table:style-name="ce9" office:value-type="string" table:number-columns-spanned="1" table:number-rows-spanned="2">
            <text:p>Current (<text:a xlink:href="relatorio://currency.currency_name">currency</text:a>)</text:p>
          </table:table-cell>
          <table:table-cell table:style-name="ce9" office:value-type="string" table:number-columns-spanned="1" table:number-rows-spanned="2">
            <text:p>1-3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31-6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61-9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&gt;90days</text:p>
            <text:p><text:s/>(<text:a xlink:href="relatorio://currency.currency_name">currency</text:a>)</text:p>
          </table:table-cell>
          <table:table-cell table:style-name="ce9" office:value-type="string" office:string-value="Remarks" table:number-columns-spanned="1" table:number-rows-spanned="2">
            <text:p>Remarks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ATA</text:p>
          </table:table-cell>
          <table:table-cell table:style-name="ce6" office:value-type="string">
            <text:p>Invoice No.</text:p>
          </table:table-cell>
          <table:table-cell table:style-name="ce6" office:value-type="string">
            <text:p>Company Name</text:p>
          </table:table-cell>
          <table:covered-table-cell table:number-columns-repeated="2" table:style-name="ce6"/>
          <table:covered-table-cell table:number-columns-repeated="2" table:style-name="ce11"/>
          <table:covered-table-cell table:number-columns-repeated="2" table:style-name="ce12"/>
          <table:covered-table-cell office:value-type="string">
            <text:p>(US$)</text:p>
          </table:covered-table-cell>
          <table:table-cell table:style-name="ce6" office:value-type="string">
            <text:p><text:s text:c="8"/>Project nam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a xlink:href="relatorio://for%20each='invoice%20in%20currency['out_invoices']'">for each='invoice in currency['out_invoices']'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invoice.date_due%20or%20''">invoice.date_due</text:a></text:p>
          </table:table-cell>
          <table:table-cell table:style-name="ce4" office:value-type="string">
            <text:p><text:a xlink:href="relatorio://invoice.internal_number">invoice.internal_number</text:a></text:p>
          </table:table-cell>
          <table:table-cell table:style-name="ce4" office:value-type="string">
            <text:p><text:a xlink:href="relatorio://invoice.company_id.name">invoice.company_id.name</text:a></text:p>
          </table:table-cell>
          <table:table-cell table:style-name="ce14" office:value-type="string">
            <text:p><text:a xlink:href="relatorio://invoice.amount_total">invoice.amount_total</text:a></text:p>
          </table:table-cell>
          <table:table-cell table:style-name="ce14" office:value-type="string">
            <text:p><text:a xlink:href="relatorio://(current(invoice.amount_total,invoice.date_due))['current']">['current']</text:a></text:p>
          </table:table-cell>
          <table:table-cell table:style-name="ce14" office:value-type="string">
            <text:p><text:a xlink:href="relatorio://(current(invoice.amount_total,invoice.date_due))['1_30']">['1-30']</text:a></text:p>
          </table:table-cell>
          <table:table-cell table:style-name="ce14" office:value-type="string">
            <text:p><text:a xlink:href="relatorio://(current(invoice.amount_total,invoice.date_due))['31_60']">['31-60']</text:a></text:p>
          </table:table-cell>
          <table:table-cell table:style-name="ce14" office:value-type="string">
            <text:p><text:a xlink:href="relatorio://(current(invoice.amount_total,invoice.date_due))['61_90']">['61-90']</text:a></text:p>
          </table:table-cell>
          <table:table-cell table:style-name="ce14" office:value-type="string">
            <text:p><text:a xlink:href="relatorio://(current(invoice.amount_total,invoice.date_due))['90']">['&gt;90']</text:a></text:p>
          </table:table-cell>
          <table:table-cell table:style-name="ce4"/>
          <table:table-cell table:style-name="ce4" office:value-type="string">
            <text:p><text:a xlink:href="relatorio://invoice.comment%20or%20''">invoice.comment</text:a>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6" office:value-type="string">
            <text:p>Sub-Total in<text:span text:style-name="T1"> </text:span><text:span text:style-name="T1"><text:a xlink:href="relatorio://currency.currency_name">currency.currency_name</text:a></text:span></text:p>
          </table:table-cell>
          <table:table-cell table:style-name="ce15" office:value-type="string">
            <text:p><text:a xlink:href="relatorio://currency.out_invoice_amount_total">amount_total</text:a></text:p>
          </table:table-cell>
          <table:table-cell table:style-name="ce15" office:value-type="string">
            <text:p><text:a xlink:href="relatorio://currency.out_invoice_current_total%20or%20'-'">current_total</text:a></text:p>
          </table:table-cell>
          <table:table-cell table:style-name="ce15" office:value-type="string">
            <text:p><text:a xlink:href="relatorio://currency.out_invoice_1_30_total%20or%20'-'">1-30_total</text:a></text:p>
          </table:table-cell>
          <table:table-cell table:style-name="ce15" office:value-type="string">
            <text:p><text:a xlink:href="relatorio://currency.out_invoice_31_60_total%20or%20'-'">31-60_total</text:a></text:p>
          </table:table-cell>
          <table:table-cell table:style-name="ce15" office:value-type="string">
            <text:p><text:a xlink:href="relatorio://currency.out_invoice_61_90_total%20or%20'-'">61-90_total</text:a></text:p>
          </table:table-cell>
          <table:table-cell table:style-name="ce15" office:value-type="string">
            <text:p><text:a xlink:href="relatorio://currency.out_invoice_90_total%20or%20'-'">&gt;90_total</text:a>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<text:a xlink:href="relatorio://if%20test='cmp(currency.currency_name,'HKD')'">if test=HKD</text:a></text:p>
          </table:table-cell>
          <table:table-cell table:style-name="ce4"/>
          <table:table-cell table:style-name="ce6"/>
          <table:table-cell table:style-name="ce2" table:number-columns-repeated="6"/>
          <table:table-cell table:style-name="ce4" table:number-columns-repeated="2"/>
          <table:table-cell table:number-columns-repeated="1013"/>
        </table:table-row>
        <table:table-row table:style-name="ro1">
          <table:table-cell/>
          <table:table-cell table:style-name="ce4"/>
          <table:table-cell table:style-name="ce6" office:value-type="string">
            <text:p>Sub-Total in HKD</text:p>
          </table:table-cell>
          <table:table-cell table:style-name="ce8" office:value-type="string">
            <text:p><text:a xlink:href="relatorio://main_currency(currency.currency_name,'HKD',currency.out_invoice_amount_total)%20or%20''">HKD amount_total</text:a></text:p>
          </table:table-cell>
          <table:table-cell table:style-name="ce8" office:value-type="string">
            <text:p><text:a xlink:href="relatorio://main_currency(currency.currency_name,'HKD',currency.out_invoice_current_total)%20or%20'-'">HKD current_total</text:a></text:p>
          </table:table-cell>
          <table:table-cell table:style-name="ce8" office:value-type="string">
            <text:p><text:a xlink:href="relatorio://main_currency(currency.currency_name,'HKD',currency.out_invoice_1_30_total)%20or%20'-'">HKD 1_30_total</text:a></text:p>
          </table:table-cell>
          <table:table-cell table:style-name="ce8" office:value-type="string">
            <text:p><text:a xlink:href="relatorio://main_currency(currency.currency_name,'HKD',currency.out_invoice_31_60_total)%20or%20'-'">HKD 31_60_total</text:a></text:p>
          </table:table-cell>
          <table:table-cell table:style-name="ce8" office:value-type="string">
            <text:p><text:a xlink:href="relatorio://main_currency(currency.currency_name,'HKD',currency.out_invoice_61_90_total)%20or%20'-'">HKD 61_90_total</text:a></text:p>
          </table:table-cell>
          <table:table-cell table:style-name="ce8" office:value-type="string">
            <text:p><text:a xlink:href="relatorio://main_currency(currency.currency_name,'HKD',currency.out_invoice_90_total)%20or%20'-'">HKD 90_total</text:a>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Default"/>
          <table:table-cell table:style-name="ce4"/>
          <table:table-cell table:style-name="ce6"/>
          <table:table-cell table:style-name="ce2" table:number-columns-repeated="6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string">
            <text:p><text:a xlink:href="relatorio:///if">/if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/if">/if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>
            <text:p><text:a xlink:href="relatorio://if test=&quot;pre_orders&quot;">if test="pre_orders"</text:a></text:p>
          </table:table-cell>
          <table:table-cell table:style-name="Default" table:number-columns-repeated="10"/>
          <table:table-cell table:number-columns-repeated="1013"/>
        </table:table-row>
        <table:table-row table:style-name="ro1">
          <table:table-cell table:style-name="ce3" office:value-type="string">
            <text:p>Pre-Order : 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3"/>
          <table:table-cell table:number-columns-repeated="2"/>
          <table:table-cell table:style-name="ce16" office:value-type="string">
            <text:p>Amount (HK$)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/>
          <table:table-cell table:number-columns-repeated="3"/>
          <table:table-cell table:style-name="ce3" office:value-type="string">
            <text:p>PO No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CKL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uppliers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4" office:value-type="string">
            <text:p><text:a xlink:href="relatorio://for%20each=%22pre_order%20in%20pre_orders%22">for each="pre_order in pre_orders"</text:a></text:p>
          </table:table-cell>
          <table:table-cell/>
          <table:table-cell table:style-name="Default"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4" office:value-type="string">
            <text:p><text:a xlink:href="relatorio://pre_order.purchase_order.partner_id.name">supplier</text:a></text:p>
          </table:table-cell>
          <table:table-cell table:style-name="ce4" office:value-type="string">
            <text:p><text:a xlink:href="relatorio://pre_order.product">product</text:a></text:p>
          </table:table-cell>
          <table:table-cell table:style-name="ce4" office:value-type="string">
            <text:p><text:a xlink:href="relatorio://pre_order.pre_order_customer_invoice.currency_id.name%20+%20str(pre_order.pre_order_customer_invoice.amount_total)">currenct amount_total</text:a></text:p>
          </table:table-cell>
          <table:table-cell table:style-name="ce14" office:value-type="string">
            <text:p><text:a xlink:href="relatorio://main_currency(pre_order.pre_order_customer_invoice.currency_id.name,'HKD',pre_order.pre_order_customer_invoice.amount_total)%20or%20''">HKD</text:a></text:p>
          </table:table-cell>
          <table:table-cell table:style-name="ce14" office:value-type="string">
            <text:p><text:a xlink:href="relatorio://pre_order.purchase_order.name">PO NO</text:a></text:p>
          </table:table-cell>
          <table:table-cell table:style-name="ce14" office:value-type="string">
            <text:p><text:a xlink:href="relatorio://pre_order.pre_order_customer_invoice.partner_id.name">customer</text:a></text:p>
          </table:table-cell>
          <table:table-cell table:style-name="ce14" office:value-type="string">
            <text:p><text:a xlink:href="relatorio://pre_order.pre_order_customer_invoice.name">SO NO.</text:a></text:p>
          </table:table-cell>
          <table:table-cell table:number-columns-repeated="1017"/>
        </table:table-row>
        <table:table-row table:style-name="ro1">
          <table:table-cell table:style-name="ce13" office:value-type="string">
            <text:p><text:a xlink:href="relatorio:///for">/for</text:a>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4" office:value-type="string">
            <text:p><text:a xlink:href="relatorio:///if">/if</text:a>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104857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range table:name="Excel_BuiltIn__FilterDatabase" table:base-cell-address="$'Accounts Receivable'.$A$1" table:cell-range-address="$'Accounts Payable'.$A$6:$'Accounts Payable'.$L$51"/>
        <table:named-range table:name="Excel_BuiltIn_Print_Area" table:base-cell-address="$'Accounts Receivable'.$A$1" table:cell-range-address="$'Accounts Payable'.$A$1:$'Accounts Payable'.$P$33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text>￥</number:text>
      <number:number number:decimal-places="0" number:min-integer-digits="1" number:grouping="true"/>
    </number:number-style>
    <number:number-style style:name="N123">
      <number:text>-￥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￥</number:text>
      <number:number number:decimal-places="0" number:min-integer-digits="1" number:grouping="true"/>
    </number:number-style>
    <number:number-style style:name="N124">
      <style:text-properties fo:color="#ff0000"/>
      <number:text>-￥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￥</number:text>
      <number:number number:decimal-places="2" number:min-integer-digits="1" number:grouping="true"/>
    </number:number-style>
    <number:number-style style:name="N126">
      <number:text>-￥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￥</number:text>
      <number:number number:decimal-places="2" number:min-integer-digits="1" number:grouping="true"/>
    </number:number-style>
    <number:number-style style:name="N127">
      <style:text-properties fo:color="#ff0000"/>
      <number:text>-￥</number:text>
      <number:number number: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</number:number-style>
    <number:number-style style:name="N134">
      <number:text>-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</number:number-style>
    <number:number-style style:name="N136">
      <number:text>-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￥</number:text>
      <number:number number:decimal-places="0" number:min-integer-digits="1" number:grouping="true"/>
      <number:text> </number:text>
    </number:number-style>
    <number:number-style style:name="N145P1" style:volatile="true">
      <number:text>-￥</number:text>
      <number:number number:decimal-places="0" number:min-integer-digits="1" number:grouping="true"/>
      <number:text> </number:text>
    </number:number-style>
    <number:number-style style:name="N145P2" style:volatile="true">
      <number:text> ￥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￥</number:text>
      <number:number number:decimal-places="2" number:min-integer-digits="1" number:grouping="true"/>
      <number:text> </number:text>
    </number:number-style>
    <number:number-style style:name="N151P1" style:volatile="true">
      <number:text>-￥</number:text>
      <number:number number:decimal-places="2" number:min-integer-digits="1" number:grouping="true"/>
      <number:text> </number:text>
    </number:number-style>
    <number:number-style style:name="N151P2" style:volatile="true">
      <number:text> ￥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integer-digits="3" number:min-exponent-digits="1"/>
    </number:number-style>
    <number:number-style style:name="N159P0" style:volatile="true">
      <number:text> $</number:text>
      <number:number number:decimal-places="0" number:min-integer-digits="1" number:grouping="true"/>
      <number:text> </number:text>
    </number:number-style>
    <number:number-style style:name="N159P1" style:volatile="true">
      <number:text> $(</number:text>
      <number:number number:decimal-places="0" number:min-integer-digits="1" number:grouping="true"/>
      <number:text>)</number:text>
    </number:number-style>
    <number:number-style style:name="N159P2" style:volatile="true">
      <number:text> $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(</number:text>
      <number:number number:decimal-places="0" number:min-integer-digits="1" number:grouping="true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HK$</number:text>
      <number:number number:decimal-places="0" number:min-integer-digits="1" number:grouping="true"/>
      <number:text> </number:text>
    </number:number-style>
    <number:number-style style:name="N167">
      <number:text>(HK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HK$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HK$</number:text>
      <number:number number:decimal-places="2" number:min-integer-digits="1" number:grouping="true"/>
      <number:text> </number:text>
    </number:number-style>
    <number:number-style style:name="N170">
      <number:text>(HK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number:min-integer-digits="1" number:grouping="true"/>
      <number:text> </number:text>
    </number:number-style>
    <number:number-style style:name="N171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number:text> HK$</number:text>
      <number:number number:decimal-places="0" number:min-integer-digits="1" number:grouping="true"/>
      <number:text> </number:text>
    </number:number-style>
    <number:number-style style:name="N175P1" style:volatile="true">
      <number:text> HK$(</number:text>
      <number:number number:decimal-places="0" number:min-integer-digits="1" number:grouping="true"/>
      <number:text>)</number:text>
    </number:number-style>
    <number:number-style style:name="N175P2" style:volatile="true">
      <number:text> HK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HK$</number:text>
      <number:number number:decimal-places="2" number:min-integer-digits="1" number:grouping="true"/>
      <number:text> </number:text>
    </number:number-style>
    <number:number-style style:name="N179P1" style:volatile="true">
      <number:text> HK$(</number:text>
      <number:number number:decimal-places="2" number:min-integer-digits="1" number:grouping="true"/>
      <number:text>)</number:text>
    </number:number-style>
    <number:number-style style:name="N179P2" style:volatile="true">
      <number:text> HK$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$</number:text>
      <number:number number:decimal-places="0" number:min-integer-digits="1" number:grouping="true"/>
    </number:number-style>
    <number:number-style style:name="N181">
      <number:text>-$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$</number:text>
      <number:number number:decimal-places="0" number:min-integer-digits="1" number:grouping="true"/>
    </number:number-style>
    <number:number-style style:name="N182">
      <style:text-properties fo:color="#ff0000"/>
      <number:text>-$</number:text>
      <number:number number:decimal-places="0" number:min-integer-digits="1" number:grouping="true"/>
      <style:map style:condition="value()&gt;=0" style:apply-style-name="N182P0"/>
    </number:number-style>
    <number:number-style style:name="N184P0" style:volatile="true">
      <number:text>$</number:text>
      <number:number number:decimal-places="2" number:min-integer-digits="1" number:grouping="true"/>
    </number:number-style>
    <number:number-style style:name="N184">
      <number:text>-$</number:text>
      <number:number number:decimal-places="2" number:min-integer-digits="1" number:grouping="true"/>
      <style:map style:condition="value()&gt;=0" style:apply-style-name="N184P0"/>
    </number:number-style>
    <number:number-style style:name="N185P0" style:volatile="true">
      <number:text>$</number:text>
      <number:number number:decimal-places="2" number:min-integer-digits="1" number:grouping="true"/>
    </number:number-style>
    <number:number-style style:name="N185">
      <style:text-properties fo:color="#ff0000"/>
      <number:text>-$</number:text>
      <number:number number:decimal-places="2" number:min-integer-digits="1" number:grouping="true"/>
      <style:map style:condition="value()&gt;=0" style:apply-style-name="N185P0"/>
    </number:number-style>
    <number:number-style style:name="N187P0" style:volatile="true">
      <number:text> $</number:text>
      <number:number number:decimal-places="0" number:min-integer-digits="1" number:grouping="true"/>
      <number:text> </number:text>
    </number:number-style>
    <number:number-style style:name="N187P1" style:volatile="true">
      <number:text>-$</number:text>
      <number:number number:decimal-places="0" number:min-integer-digits="1" number:grouping="true"/>
      <number:text> </number:text>
    </number:number-style>
    <number:number-style style:name="N187P2" style:volatile="true">
      <number:text> $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 $</number:text>
      <number:number number:decimal-places="2" number:min-integer-digits="1" number:grouping="true"/>
      <number:text> </number:text>
    </number:number-style>
    <number:number-style style:name="N189P1" style:volatile="true">
      <number:text>-$</number:text>
      <number:number number:decimal-places="2" number:min-integer-digits="1" number:grouping="true"/>
      <number:text> </number:text>
    </number:number-style>
    <number:number-style style:name="N189P2" style:volatile="true">
      <number:text> $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US$</number:text>
      <number:number number:decimal-places="0" number:min-integer-digits="1" number:grouping="true"/>
      <number:text> </number:text>
    </number:number-style>
    <number:number-style style:name="N191">
      <number:text>(US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US$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US$</number:text>
      <number:number number:decimal-places="2" number:min-integer-digits="1" number:grouping="true"/>
      <number:text> </number:text>
    </number:number-style>
    <number:number-style style:name="N194">
      <number:text>(US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7P0" style:volatile="true">
      <number:text>Yes</number:text>
    </number:number-style>
    <number:number-style style:name="N197P1" style:volatile="true">
      <number:text>Yes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True</number:text>
    </number:number-style>
    <number:number-style style:name="N199P1" style:volatile="true">
      <number:text>True</number:text>
    </number:number-style>
    <number:number-style style:name="N199">
      <number:text>False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On</number:text>
    </number:number-style>
    <number:number-style style:name="N201P1" style:volatile="true">
      <number:text>On</number:text>
    </number:number-style>
    <number:number-style style:name="N201">
      <number:text>Off</number:text>
      <style:map style:condition="value()&gt;0" style:apply-style-name="N201P0"/>
      <style:map style:condition="value()&lt;0" style:apply-style-name="N201P1"/>
    </number:number-style>
    <number:currency-style style:name="N20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3P0"/>
    </number:currency-style>
    <number:date-style style:name="N204">
      <number:day-of-week number:style="long"/>
      <number:text>, </number:text>
      <number:day/>
      <number:text> </number:text>
      <number:month number:style="long" number:textual="true"/>
      <number:text>, </number:text>
      <number:year number:style="long"/>
    </number:date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day number:style="long"/>
      <number:text>／</number:text>
      <number:month number:style="long"/>
      <number:text>／</number:text>
      <number:year/>
    </number:date-style>
    <number:text-style style:name="N207">
      <number:text-content/>
      <style:map style:condition="value()&gt;=0" style:apply-style-name="N207P0"/>
    </number:text-style>
    <number:date-style style:name="N209P0" style:volatile="true">
      <number:day/>
      <number:text>-</number:text>
      <number:month number:textual="true"/>
      <number:text>-</number:text>
      <number:year/>
    </number:date-style>
    <number:text-style style:name="N209">
      <number:text-content/>
      <style:map style:condition="value()&gt;=0" style:apply-style-name="N209P0"/>
    </number:text-style>
    <number:currency-style style:name="N211P0" style:volatile="true">
      <number:currency-symbol>MYR</number:currency-symbol>
      <number:text> </number:text>
      <number:number number:decimal-places="2" number:min-integer-digits="1" number:grouping="true"/>
      <number:text> </number:text>
    </number:currency-style>
    <number:currency-style style:name="N211">
      <style:text-properties fo:color="#ff0000"/>
      <number:text>(</number:text>
      <number:currency-symbol>MYR</number:currency-symbol>
      <number:text> </number:text>
      <number:number number:decimal-places="2" number:min-integer-digits="1" number:grouping="true"/>
      <number:text>)</number:text>
      <style:map style:condition="value()&gt;=0" style:apply-style-name="N211P0"/>
    </number:currency-style>
    <number:currency-style style:name="N213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>USD</number:currency-symbol>
      <number:text> </number:text>
      <number:number number:decimal-places="2" number:min-integer-digits="1" number:grouping="true"/>
      <number:text>)</number:text>
      <style:map style:condition="value()&gt;=0" style:apply-style-name="N213P0"/>
    </number:currency-style>
    <number:date-style style:name="N214">
      <number:month number:textual="true"/>
      <number:text>-</number:text>
      <number:year number:style="long"/>
    </number:date-style>
    <number:currency-style style:name="N215">
      <number:currency-symbol number:language="en" number:country="SG">$</number:currency-symbol>
      <number:number number:decimal-places="2" number:min-integer-digits="1" number:grouping="true"/>
    </number:currency-style>
    <number:number-style style:name="N218P0" style:volatile="true">
      <number:number number:decimal-places="3" number:min-integer-digits="1" number:grouping="true"/>
      <number:text> </number:text>
    </number:number-style>
    <number:number-style style:name="N218P1" style:volatile="true">
      <number:text> (</number:text>
      <number:number number:decimal-places="3" number:min-integer-digits="1" number:grouping="true"/>
      <number:text>)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22P0" style:volatile="true">
      <number:currency-symbol>SGD</number:currency-symbol>
      <number:text> </number:text>
      <number:number number:decimal-places="2" number:min-integer-digits="1" number:grouping="true"/>
      <number:text> </number:text>
    </number:currency-style>
    <number:currency-style style:name="N222P1" style:volatile="true">
      <number:currency-symbol>SGD</number:currency-symbol>
      <number:text> (</number:text>
      <number:number number:decimal-places="2" number:min-integer-digits="1" number:grouping="true"/>
      <number:text>)</number:text>
    </number:currency-style>
    <number:currency-style style:name="N222P2" style:volatile="true">
      <number:currency-symbol>SGD</number:currency-symbol>
      <number:text> -</number:text>
      <number:number number:decimal-places="0" number:min-integer-digits="0"/>
      <number:text> </number:text>
    </number:currency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3P0" style:volatile="true">
      <number:currency-symbol>SGD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SGD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currency-style style:name="N224">
      <number:currency-symbol>€</number:currency-symbol>
      <number:text> </number:text>
      <number:number number:decimal-places="2" number:min-integer-digits="1" number:grouping="true"/>
    </number:currency-style>
    <number:currency-style style:name="N22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225">
      <number:text>(</number:text>
      <number:currency-symbol>USD</number:currency-symbol>
      <number:text> </number:text>
      <number:number number:decimal-places="2" number:min-integer-digits="1" number:grouping="true"/>
      <number:text>)</number:text>
      <style:map style:condition="value()&gt;=0" style:apply-style-name="N225P0"/>
    </number:currency-style>
    <number:number-style style:name="N228P0" style:volatile="true">
      <number:number number:decimal-places="1" number:min-integer-digits="1" number:grouping="true"/>
      <number:text> </number:text>
    </number:number-style>
    <number:number-style style:name="N228P1" style:volatile="true">
      <number:text> (</number:text>
      <number:number number:decimal-places="1" number:min-integer-digits="1" number:grouping="true"/>
      <number:text>)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1P0" style:volatile="true">
      <number:number number:decimal-places="4" number:min-integer-digits="1" number:grouping="true"/>
      <number:text> </number:text>
    </number:number-style>
    <number:number-style style:name="N231P1" style:volatile="true">
      <number:text> (</number:text>
      <number:number number:decimal-places="4" number:min-integer-digits="1" number:grouping="true"/>
      <number:text>)</number:text>
    </number:number-style>
    <number:number-style style:name="N231P2" style:volatile="true">
      <number:text> -</number:text>
      <number:number number: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currency-style style:name="N233P0" style:volatile="true">
      <number:currency-symbol>NTD</number:currency-symbol>
      <number:text> </number:text>
      <number:number number:decimal-places="2" number:min-integer-digits="1" number:grouping="true"/>
      <number:text> </number:text>
    </number:currency-style>
    <number:currency-style style:name="N233">
      <style:text-properties fo:color="#ff0000"/>
      <number:text>(</number:text>
      <number:currency-symbol>NTD</number:currency-symbol>
      <number:text> </number:text>
      <number:number number:decimal-places="2" number:min-integer-digits="1" number:grouping="true"/>
      <number:text>)</number:text>
      <style:map style:condition="value()&gt;=0" style:apply-style-name="N233P0"/>
    </number:currency-style>
    <number:currency-style style:name="N234">
      <number:currency-symbol number:language="zh" number:country="TW">NT$</number:currency-symbol>
      <number:text> </number:text>
      <number:number number:decimal-places="2" number:min-integer-digits="1" number:grouping="true"/>
    </number:currency-style>
    <number:date-style style:name="N236P0" style:volatile="true">
      <number:day/>
      <number:text>／</number:text>
      <number:month number:textual="true"/>
      <number:text>／</number:text>
      <number:year/>
    </number:date-style>
    <number:text-style style:name="N236">
      <number:text-content/>
      <style:map style:condition="value()&gt;=0" style:apply-style-name="N236P0"/>
    </number:text-style>
    <number:date-style style:name="N237">
      <number:day number:style="long"/>
      <number:text>／</number:text>
      <number:month number:style="long"/>
      <number:text>／</number:text>
      <number:year number:style="long"/>
    </number:date-style>
    <number:date-style style:name="N238">
      <number:month number:textual="true"/>
      <number:text>／</number:text>
      <number:year number:style="long"/>
    </number:date-style>
    <number:date-style style:name="N5115" number:language="zh" number:country="CN">
      <number:year number:style="long"/>
      <number:text>-</number:text>
      <number:month/>
      <number:text>-</number:text>
      <number:day/>
    </number:date-style>
    <number:date-style style:name="N5116" number:language="zh" number:country="CN">
      <number:day/>
      <number:text>-</number:text>
      <number:month number:textual="true"/>
      <number:text>-</number:text>
      <number:year/>
    </number:date-style>
    <number:date-style style:name="N5117" number:language="zh" number:country="CN">
      <number:day/>
      <number:text>-</number:text>
      <number:month number:textual="true"/>
    </number:date-style>
    <number:date-style style:name="N5118" number:language="zh" number:country="CN">
      <number:month number:textual="true"/>
      <number:text>-</number:text>
      <number:year/>
    </number:date-style>
    <number:time-style style:name="N5119" number:language="zh" number:country="CN">
      <number:hours/>
      <number:text>:</number:text>
      <number:minutes number:style="long"/>
      <number:text> </number:text>
      <number:am-pm/>
    </number:time-style>
    <number:time-style style:name="N5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zh" number:country="CN">
      <number:hours/>
      <number:text>:</number:text>
      <number:minutes number:style="long"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5124" number:language="zh" number:country="CN">
      <number:month/>
      <number:text>-</number:text>
      <number:day/>
      <number:text>-</number:text>
      <number:year/>
    </number:date-style>
    <number:time-style style:name="N5125" number:language="zh" number:country="CN">
      <number:hours/>
      <number:text>时</number:text>
      <number:minutes number:style="long"/>
      <number:text>分</number:text>
    </number:time-style>
    <number:time-style style:name="N5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27" number:language="zh" number:country="CN">
      <number:am-pm/>
      <number:hours/>
      <number:text>时</number:text>
      <number:minutes number:style="long"/>
      <number:text>分</number:text>
    </number:time-style>
    <number:time-style style:name="N5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0P0" style:volatile="true" number:language="zh" number:country="CN">
      <number:text>￥</number:text>
      <number:number number:decimal-places="2" number:min-integer-digits="1" number:grouping="true"/>
    </number:number-style>
    <number:number-style style:name="N5130" number:language="zh" number:country="CN">
      <number:text>-￥</number:text>
      <number:number number:decimal-places="2" number:min-integer-digits="1" number:grouping="true"/>
      <style:map style:condition="value()&gt;=0" style:apply-style-name="N5130P0"/>
    </number:number-style>
    <style:style style:name="Default" style:family="table-cell">
      <style:table-cell-properties style:rotation-align="none" style:vertical-align="middle"/>
      <style:text-properties style:font-name="新細明體" fo:font-size="12pt" fo:language="zxx" fo:country="none" style:font-name-asian="新細明體" style:font-size-asian="12pt" style:language-asian="zxx" style:country-asian="none" style:font-size-complex="12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omma_5f_Weekly_20_Cash_20_Report_20__28_HK_29_" style:display-name="Comma_Weekly Cash Report (HK)" style:family="table-cell" style:parent-style-name="Default" style:data-style-name="N120"/>
    <style:style style:name="Normal_5f_Weekly_20_Cash_20_Report_20__28_HK_29_" style:display-name="Normal_Weekly Cash Report (HK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2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50%" style:print="charts drawings grid objects zero-values"/>
      <style:header-style>
        <style:header-footer-properties svg:height="0cm" fo:margin-left="1.9cm" fo:margin-right="1.9cm" fo:margin-bottom="0cm"/>
      </style:header-style>
      <style:footer-style>
        <style:header-footer-properties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50%" style:writing-mode="lr-tb" style:print="charts drawings grid objects zero-values"/>
      <style:header-style>
        <style:header-footer-properties svg:height="0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5">
      <style:page-layout-properties fo:page-width="29.7cm" fo:page-height="21.001cm" style:num-format="1" style:print-orientation="landscape" fo:margin-top="0.432cm" fo:margin-bottom="0cm" fo:margin-left="0cm" fo:margin-right="0cm" style:first-page-number="continue" style:scale-to="40%" style:writing-mode="lr-tb" style:print="charts drawings grid objects zero-values"/>
      <style:header-style>
        <style:header-footer-properties svg:height="0.203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6">
      <style:page-layout-properties fo:page-width="29.7cm" fo:page-height="21.001cm" style:num-format="1" style:print-orientation="landscape" fo:margin-top="0.432cm" fo:margin-bottom="0cm" fo:margin-left="0cm" fo:margin-right="0cm" style:first-page-number="continue" style:scale-to="40%" style:print="charts drawings grid objects zero-values"/>
      <style:header-style>
        <style:header-footer-properties svg:height="0.203cm" fo:margin-left="1.9cm" fo:margin-right="1.9cm" fo:margin-bottom="0cm"/>
      </style:header-style>
      <style:footer-style>
        <style:header-footer-properties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4">2011／06／14</text:date>, <text:time>18:0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counts_20_Receivable" style:display-name="PageStyle_Accounts Receivable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1" style:display-name="PageStyle_Accounts Receivable 1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2" style:display-name="PageStyle_Accounts Receivable 2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3" style:display-name="PageStyle_Accounts Receivable 3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4" style:display-name="PageStyle_Accounts Receivable 4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5" style:display-name="PageStyle_Accounts Receivable 5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6" style:display-name="PageStyle_Accounts Receivable 6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7" style:display-name="PageStyle_Accounts Receivable 7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8" style:display-name="PageStyle_Accounts Receivable 8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9" style:display-name="PageStyle_Accounts Receivable 9" style:page-layout-name="Mpm4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Payable" style:display-name="PageStyle_Accounts Payable" style:page-layout-name="Mpm5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Payable_20_1" style:display-name="PageStyle_Accounts Payable 1" style:page-layout-name="Mpm6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1H2M28S</meta:editing-duration>
    <meta:editing-cycles>214</meta:editing-cycles>
    <meta:generator>OpenOffice.org/3.3$Win32 OpenOffice.org_project/330m20$Build-9567</meta:generator>
    <dc:date>2011-06-14T18:04:58.92</dc:date>
    <dc:creator>joshua </dc:creator>
    <meta:printed-by>joshua </meta:printed-by>
    <meta:print-date>2011-06-14T18:01:02.98</meta:print-date>
    <meta:document-statistic meta:table-count="3" meta:cell-count="110" meta:object-count="0"/>
    <meta:user-defined meta:name="Info 1"/>
    <meta:user-defined meta:name="Info 2"/>
    <meta:user-defined meta:name="Info 3"/>
    <meta:user-defined meta:name="Info 4"/>
  </office:meta>
</office:document-meta>
</file>